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text>
      <text:p>Bonjour <text:placeholder text:placeholder-type="text">${nom}</text:placeholder>, vous habitez a <text:placeholder text:placeholder-type="text">${ville}</text:placeholder>.</text:p>
      <text:p>
        <text:placeholder text:placeholder-type="text">if test="is_admin"</text:placeholder>
        Vous etes administrateur.
        <text:placeholder text:placeholder-type="text">/if</text:placeholder>
      </text:p>
      <text:p>Liste des elements :</text:p>
      <text:p>
        <text:placeholder text:placeholder-type="text">for each="item in items"</text:placeholder>
        - <text:placeholder text:placeholder-type="text">${item}</text:placeholder>
        <text:placeholder text:placeholder-type="text">/for</text:placeholder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/>
</office:document-styles>
</file>